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b834" officeooo:paragraph-rsid="001fd37b"/>
    </style:style>
    <style:style style:name="P2" style:family="paragraph" style:parent-style-name="Standard">
      <style:paragraph-properties fo:text-align="justify" style:justify-single-word="false"/>
      <style:text-properties officeooo:rsid="001fd37b" officeooo:paragraph-rsid="001e0158"/>
    </style:style>
    <style:style style:name="P3" style:family="paragraph" style:parent-style-name="Standard">
      <style:paragraph-properties fo:text-align="justify" style:justify-single-word="false"/>
      <style:text-properties officeooo:rsid="001fd37b" officeooo:paragraph-rsid="001fd37b"/>
    </style:style>
    <style:style style:name="P4" style:family="paragraph" style:parent-style-name="Standard">
      <style:paragraph-properties fo:text-align="justify" style:justify-single-word="false"/>
      <style:text-properties officeooo:rsid="001fd37b" officeooo:paragraph-rsid="0021865f"/>
    </style:style>
    <style:style style:name="P5" style:family="paragraph" style:parent-style-name="Standard">
      <style:paragraph-properties fo:text-align="justify" style:justify-single-word="false"/>
      <style:text-properties officeooo:rsid="0021865f" officeooo:paragraph-rsid="0021865f"/>
    </style:style>
    <style:style style:name="P6" style:family="paragraph" style:parent-style-name="Standard">
      <style:text-properties officeooo:rsid="0022483e"/>
    </style:style>
    <style:style style:name="P7" style:family="paragraph" style:parent-style-name="Standard">
      <style:paragraph-properties fo:text-align="justify" style:justify-single-word="false"/>
      <style:text-properties officeooo:rsid="0022483e" officeooo:paragraph-rsid="0022483e"/>
    </style:style>
    <style:style style:name="P8" style:family="paragraph" style:parent-style-name="Standard">
      <style:paragraph-properties fo:text-align="justify" style:justify-single-word="false"/>
      <style:text-properties officeooo:rsid="0022483e" officeooo:paragraph-rsid="002588d2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29e0f" officeooo:paragraph-rsid="00229e0f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29e0f" officeooo:paragraph-rsid="00240c1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588d2" officeooo:paragraph-rsid="002588d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2588d2" officeooo:paragraph-rsid="002b206b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27b362" officeooo:paragraph-rsid="0027b362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289ab7" officeooo:paragraph-rsid="00289ab7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289ab7" officeooo:paragraph-rsid="002d1984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240c1e" officeooo:paragraph-rsid="00240c1e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2d1984" officeooo:paragraph-rsid="002d1984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30998a" officeooo:paragraph-rsid="0030998a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officeooo:rsid="002588d2" officeooo:paragraph-rsid="002588d2"/>
    </style:style>
    <style:style style:name="P20" style:family="paragraph" style:parent-style-name="Standard">
      <style:text-properties style:font-name="Lato" fo:font-size="11pt" style:font-size-asian="11pt" style:font-size-complex="11pt"/>
    </style:style>
    <style:style style:name="P21" style:family="paragraph" style:parent-style-name="Standard">
      <style:text-properties style:font-name="Lato" fo:font-size="11pt" officeooo:paragraph-rsid="00260a54" style:font-size-asian="11pt" style:font-size-complex="11pt"/>
    </style:style>
    <style:style style:name="P22" style:family="paragraph" style:parent-style-name="Standard">
      <style:text-properties style:font-name="Lato" fo:font-size="11pt" fo:language="pt" fo:country="BR" officeooo:paragraph-rsid="00260a54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e0158" officeooo:paragraph-rsid="001e015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3pt" fo:font-style="normal" fo:font-weight="bold" officeooo:rsid="00229e0f" officeooo:paragraph-rsid="00229e0f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style="normal" fo:font-weight="bold" officeooo:rsid="0025754d" officeooo:paragraph-rsid="002d1984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240c1e" officeooo:paragraph-rsid="0030998a"/>
    </style:style>
    <style:style style:name="P27" style:family="paragraph" style:parent-style-name="Standard">
      <style:paragraph-properties fo:text-align="end" style:justify-single-word="false"/>
      <style:text-properties fo:font-style="italic" officeooo:rsid="00322d06" officeooo:paragraph-rsid="00322d06" style:font-style-asian="italic" style:font-style-complex="italic"/>
    </style:style>
    <style:style style:name="P28" style:family="paragraph" style:parent-style-name="Standard">
      <style:paragraph-properties fo:margin-left="1.499cm" fo:margin-right="0cm" fo:line-height="100%" fo:text-align="justify" style:justify-single-word="false" fo:text-indent="0cm" style:auto-text-indent="false"/>
      <style:text-properties style:font-name="Lato" fo:font-size="11pt" fo:font-style="italic" fo:font-weight="normal" officeooo:rsid="0022483e" officeooo:paragraph-rsid="00229e0f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margin-left="1.499cm" fo:margin-right="0cm" fo:line-height="100%" fo:text-align="justify" style:justify-single-word="false" fo:text-indent="0cm" style:auto-text-indent="false"/>
      <style:text-properties style:font-name="Lato" fo:font-size="11pt" fo:font-style="italic" fo:font-weight="normal" officeooo:rsid="00229e0f" officeooo:paragraph-rsid="00229e0f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1fb834" officeooo:paragraph-rsid="001fd37b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1fd37b" officeooo:paragraph-rsid="001fd37b"/>
    </style:style>
    <style:style style:name="P32" style:family="paragraph" style:parent-style-name="Standard" style:list-style-name="L2">
      <style:paragraph-properties fo:text-align="justify" style:justify-single-word="false"/>
      <style:text-properties fo:font-style="normal" fo:font-weight="bold" officeooo:rsid="00240c1e" officeooo:paragraph-rsid="00240c1e" style:font-style-asian="normal" style:font-weight-asian="bold" style:font-style-complex="normal" style:font-weight-complex="bold"/>
    </style:style>
    <style:style style:name="P33" style:family="paragraph" style:parent-style-name="Standard" style:list-style-name="L3">
      <style:paragraph-properties fo:text-align="justify" style:justify-single-word="false"/>
      <style:text-properties fo:font-style="normal" fo:font-weight="bold" officeooo:rsid="00240c1e" officeooo:paragraph-rsid="00240c1e" style:font-style-asian="normal" style:font-weight-asian="bold" style:font-style-complex="normal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fo:font-style="normal" officeooo:rsid="00240c1e" officeooo:paragraph-rsid="00240c1e" style:font-style-asian="normal" style:font-style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tyle="normal" officeooo:rsid="0027b362" officeooo:paragraph-rsid="0027b362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officeooo:rsid="002588d2" officeooo:paragraph-rsid="002588d2" style:font-style-asian="normal" style:font-style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officeooo:paragraph-rsid="00240c1e"/>
    </style:style>
    <style:style style:name="P38" style:family="paragraph" style:parent-style-name="Standard">
      <style:paragraph-properties fo:text-align="justify" style:justify-single-word="false"/>
      <style:text-properties officeooo:rsid="00240c1e" officeooo:paragraph-rsid="003b5a05"/>
    </style:style>
    <style:style style:name="T1" style:family="text">
      <style:text-properties officeooo:rsid="001fd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d37b" style:font-weight-asian="bold" style:font-weight-complex="bold"/>
    </style:style>
    <style:style style:name="T4" style:family="text">
      <style:text-properties fo:font-weight="bold" officeooo:rsid="0021865f" style:font-weight-asian="bold" style:font-weight-complex="bold"/>
    </style:style>
    <style:style style:name="T5" style:family="text">
      <style:text-properties fo:font-weight="bold" officeooo:rsid="002b206b" style:font-weight-asian="bold" style:font-weight-complex="bold"/>
    </style:style>
    <style:style style:name="T6" style:family="text">
      <style:text-properties fo:font-weight="bold" officeooo:rsid="00240c1e" style:font-weight-asian="bold" style:font-weight-complex="bold"/>
    </style:style>
    <style:style style:name="T7" style:family="text">
      <style:text-properties fo:font-weight="bold" officeooo:rsid="0030998a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865f" style:font-style-asian="italic" style:font-style-complex="italic"/>
    </style:style>
    <style:style style:name="T10" style:family="text">
      <style:text-properties fo:font-style="italic" officeooo:rsid="0027b362" style:font-style-asian="italic" style:font-style-complex="italic"/>
    </style:style>
    <style:style style:name="T11" style:family="text">
      <style:text-properties fo:font-style="italic" officeooo:rsid="003814c8" style:font-style-asian="italic" style:font-style-complex="italic"/>
    </style:style>
    <style:style style:name="T12" style:family="text">
      <style:text-properties fo:font-style="italic" officeooo:rsid="003b5a05" style:font-style-asian="italic" style:font-style-complex="italic"/>
    </style:style>
    <style:style style:name="T13" style:family="text">
      <style:text-properties officeooo:rsid="0021865f"/>
    </style:style>
    <style:style style:name="T14" style:family="text">
      <style:text-properties officeooo:rsid="0022483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9e0f" style:font-style-asian="normal" style:font-style-complex="normal"/>
    </style:style>
    <style:style style:name="T17" style:family="text">
      <style:text-properties fo:font-style="normal" officeooo:rsid="00240c1e" style:font-style-asian="normal" style:font-style-complex="normal"/>
    </style:style>
    <style:style style:name="T18" style:family="text">
      <style:text-properties fo:font-style="normal" officeooo:rsid="0025754d" style:font-style-asian="normal" style:font-style-complex="normal"/>
    </style:style>
    <style:style style:name="T19" style:family="text">
      <style:text-properties fo:font-style="normal" officeooo:rsid="003b5a05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0998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8bd14" style:font-style-asian="normal" style:font-weight-asian="normal" style:font-style-complex="normal" style:font-weight-complex="normal"/>
    </style:style>
    <style:style style:name="T24" style:family="text">
      <style:text-properties officeooo:rsid="00229e0f"/>
    </style:style>
    <style:style style:name="T25" style:family="text">
      <style:text-properties officeooo:rsid="002588d2"/>
    </style:style>
    <style:style style:name="T26" style:family="text">
      <style:text-properties fo:language="pt" fo:country="BR"/>
    </style:style>
    <style:style style:name="T27" style:family="text">
      <style:text-properties fo:language="pt" fo:country="BR" officeooo:rsid="00260a54"/>
    </style:style>
    <style:style style:name="T28" style:family="text">
      <style:text-properties fo:language="pt" fo:country="BR" officeooo:rsid="0038bd14"/>
    </style:style>
    <style:style style:name="T29" style:family="text">
      <style:text-properties officeooo:rsid="00260a54"/>
    </style:style>
    <style:style style:name="T30" style:family="text">
      <style:text-properties officeooo:rsid="0027b362"/>
    </style:style>
    <style:style style:name="T31" style:family="text">
      <style:text-properties officeooo:rsid="00292b1b"/>
    </style:style>
    <style:style style:name="T32" style:family="text">
      <style:text-properties officeooo:rsid="002b206b"/>
    </style:style>
    <style:style style:name="T33" style:family="text">
      <style:text-properties officeooo:rsid="002d1984"/>
    </style:style>
    <style:style style:name="T34" style:family="text">
      <style:text-properties officeooo:rsid="00240c1e"/>
    </style:style>
    <style:style style:name="T35" style:family="text">
      <style:text-properties fo:font-weight="normal" officeooo:rsid="002edbc6" style:font-weight-asian="normal" style:font-weight-complex="normal"/>
    </style:style>
    <style:style style:name="T36" style:family="text">
      <style:text-properties officeooo:rsid="0030998a"/>
    </style:style>
    <style:style style:name="T37" style:family="text">
      <style:text-properties officeooo:rsid="0033de3c"/>
    </style:style>
    <style:style style:name="T38" style:family="text">
      <style:text-properties officeooo:rsid="0037fac2"/>
    </style:style>
    <style:style style:name="T39" style:family="text">
      <style:text-properties officeooo:rsid="003814c8"/>
    </style:style>
    <style:style style:name="T40" style:family="text">
      <style:text-properties officeooo:rsid="0038b60c"/>
    </style:style>
    <style:style style:name="T41" style:family="text">
      <style:text-properties officeooo:rsid="0038bd14"/>
    </style:style>
    <style:style style:name="T42" style:family="text">
      <style:text-properties officeooo:rsid="003b5a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oteiro para Experimento </text:p>
      <text:p text:style-name="P2"/>
      <text:p text:style-name="P3">É necessário realizar o download também das seguintes ferramentas:</text:p>
      <text:list xml:id="list2867728021" text:style-name="L1">
        <text:list-item>
          <text:p text:style-name="P30"><text:span text:style-name="T3">B</text:span><text:span text:style-name="T2">itnami</text:span> com php e postgres: <text:a xlink:type="simple" xlink:href="https://bitnami.com/tag/postgresql" text:style-name="Internet_20_link" text:visited-style-name="Visited_20_Internet_20_Link">https://bitnami.com/tag/postgresql</text:a></text:p>
        </text:list-item>
        <text:list-item>
          <text:p text:style-name="P31"><text:span text:style-name="T2">Java</text:span> para executar o Selenium em suas máquinas: <text:a xlink:type="simple" xlink:href="https://www.java.com/pt_BR/download/" text:style-name="Internet_20_link" text:visited-style-name="Visited_20_Internet_20_Link">https://www.java.com/pt_BR/download/</text:a></text:p>
        </text:list-item>
        <text:list-item>
          <text:p text:style-name="P31"><text:span text:style-name="T2">Selenium</text:span> versão 3.141.59: <text:a xlink:type="simple" xlink:href="https://www.seleniumhq.org/download/" text:style-name="Internet_20_link" text:visited-style-name="Visited_20_Internet_20_Link">https://www.seleniumhq.org/download/</text:a> <text:s/></text:p>
        </text:list-item>
        <text:list-item>
          <text:p text:style-name="P31"><text:span text:style-name="T2">Chrome Driver</text:span> na versão do seu chrome: <text:a xlink:type="simple" xlink:href="http://chromedriver.chromium.org/downloads" text:style-name="Internet_20_link" text:visited-style-name="Visited_20_Internet_20_Link">http://chromedriver.chromium.org/downloads</text:a> </text:p>
        </text:list-item>
      </text:list>
      <text:p text:style-name="P1"/>
      <text:p text:style-name="P1"><text:span text:style-name="T1">Após instalar as ferramentas acima, realizar </text:span>o download do reposítório <text:span text:style-name="T2">Git</text:span>: <text:a xlink:type="simple" xlink:href="https://gitlab.com/peterson_silva/experimento-testes" text:style-name="Internet_20_link" text:visited-style-name="Visited_20_Internet_20_Link">https://gitlab.com/peterson_silva/experimento-testes</text:a> <text:span text:style-name="T1">em uma pasta</text:span>.</text:p>
      <text:p text:style-name="P4"><text:span text:style-name="T38">Abram </text:span>o cmd (Windows) ou terminal (Linux) dentro da basta basic do repositório baixado e execut<text:span text:style-name="T38">e</text:span>: <text:span text:style-name="T8">php yii serve</text:span>. <text:span text:style-name="T39">Acesse </text:span><text:a xlink:type="simple" xlink:href="http://localhost:8080/" text:style-name="Internet_20_link" text:visited-style-name="Visited_20_Internet_20_Link"><text:span text:style-name="T39">http://</text:span></text:a><text:a xlink:type="simple" xlink:href="http://localhost:8080/" text:style-name="Internet_20_link" text:visited-style-name="Visited_20_Internet_20_Link"><text:span text:style-name="T8">localhost:8080</text:span></text:a><text:span text:style-name="T8"> <text:s/></text:span><text:span text:style-name="T11">no seu browser</text:span>. Com a aplicação aberta, <text:span text:style-name="T13">poderão ver que são dois simples </text:span><text:span text:style-name="T9">CRUD</text:span><text:span text:style-name="T13"> (</text:span><text:span text:style-name="T9">Create, Read, Update, Delete</text:span><text:span text:style-name="T13">). </text:span></text:p>
      <text:p text:style-name="P4"/>
      <text:p text:style-name="P4"><text:span text:style-name="T13">Com a aplicação instanciada corretamente, é necessário que seja cronometrado o tempo utilizado para realizar as atividades que serão descritas abaixo, nos momentos exatos descritos para </text:span><text:span text:style-name="T4">Iniciar Cronometragem</text:span><text:span text:style-name="T13"> e </text:span><text:span text:style-name="T4">Finalizar Cronometragem</text:span><text:span text:style-name="T13">, é necessário que seja inserido o tempo que foi gasto em um arquivo dentro de seu repositório com o nome </text:span><text:span text:style-name="T9">TempoGasto.txt</text:span><text:span text:style-name="T13">. Seu diretório será criado dentro de “</text:span><text:span text:style-name="T9">basic/tests/acceptance/seu_nome</text:span><text:span text:style-name="T13">” (Exemplo: “</text:span><text:span text:style-name="T9">basic/tests/acceptance/peterson</text:span><text:span text:style-name="T13">”). É necessário também que seja criado dentro do seu repositório os subdiretórios “documentacao” e “testes”. E dentro de cada subdiretório, criar outros dois subdiretórios “pessoa” e “imovel”.</text:span></text:p>
      <text:p text:style-name="P3"/>
      <text:p text:style-name="P5">Primeiro, será criado a documentação de casos de testes, que será utilizada para ser a base dos testes construídos posteriormente. Os casos de testes <text:span text:style-name="T40">são utilizados </text:span>para <text:span text:style-name="T40">garantir que o sistema se comporte como foi especificado, o</text:span>u seja, com uma entrada de CPF inválido, minha saída será <text:span text:style-name="T40">a mensagem </text:span>“CPF inválido.”. A criação dos casos de testes deve seguir o padrão do exemplo abaixo. Para que os resultados do experimento seja possível de análise. <text:span text:style-name="T14">Para cada caso de teste deverá ser criado um arquivo dentro do subdiretório “documentacao” com o nome da atividade que o caso de teste possui o objetivo de realizar (Exemplo: “ValidarCPFInvalido.txt”, “ValidarCadastroPessoaCamposObrigatórios.txt”). Um caso de teste é simplesmente um arquivo txt que simula uma ação e a verificação desta ação, simulando um comportamento humano. </text:span></text:p>
      <text:p text:style-name="P5"/>
      <text:p text:style-name="P7">Exemplo de Caso de teste <text:span text:style-name="T29">(CadastroPessoaJuridicaCest.php)</text:span>:</text:p>
      <text:p text:style-name="P28">Descrição: Verificar se o cadastro de informações opcionais do cliente - pessoa <text:span text:style-name="T29">jurídica</text:span> está correto.</text:p>
      <text:p text:style-name="P28">Entro no página: pessoa-juridica/create</text:p>
      <text:p text:style-name="P28">Vejo Pessoa Juridica</text:p>
      <text:p text:style-name="P28">Preencho o campo #cnpj com o valor 70.146.228/0001-70</text:p>
      <text:p text:style-name="P28">Preencho o campo #fantasia com o valor Coca-Cola</text:p>
      <text:p text:style-name="P28">Preencho o campo #razao_social com o valor Coca-Cola Industrias Ltda</text:p>
      <text:p text:style-name="P28">Preencho o campo #cep com o valor 75131570</text:p>
      <text:p text:style-name="P28">Preencho o campo #numero com o valor 850</text:p>
      <text:p text:style-name="P28">Preencho o campo #complemento com o valor Em frente a praia</text:p>
      <text:p text:style-name="P28"><text:span text:style-name="T24">Seleciono </text:span>o campo #<text:span text:style-name="T24">cidade</text:span> com o valor <text:span text:style-name="T24">Anápolis</text:span></text:p>
      <text:p text:style-name="P28">Clico no botão Salvar</text:p>
      <text:p text:style-name="P28">Espero pela mensagem “Cliente (pessoa jurídica) cadastrado com sucesso!”</text:p>
      <text:p text:style-name="P29">Vejo no campo <text:span text:style-name="T14">#cnpj o valor 70.146.228/0001-70</text:span></text:p>
      <text:p text:style-name="P28"><text:span text:style-name="T24">Vejo no</text:span> campo #fantasia o valor Coca-Cola</text:p>
      <text:p text:style-name="P28"><text:span text:style-name="T24">Vejo no</text:span> campo #razao_social o valor Coca-Cola Industrias Ltda</text:p>
      <text:p text:style-name="P28"><text:span text:style-name="T24">Vejo no</text:span> campo #cep o valor 75131570</text:p>
      <text:p text:style-name="P28"><text:span text:style-name="T24">Vejo no</text:span> campo #numero o valor 850</text:p>
      <text:p text:style-name="P28"><text:span text:style-name="T24">Vejo no</text:span> campo #complemento o valor “Em frente a praia”</text:p>
      <text:p text:style-name="P28"><text:span text:style-name="T24">Vejo n</text:span>o campo #<text:span text:style-name="T24">cidade</text:span> o valor “<text:span text:style-name="T24">Anápolis”</text:span></text:p>
      <text:p text:style-name="P19"><text:soft-page-break/></text:p>
      <text:p text:style-name="P19">Já a<text:span text:style-name="T13"> criação </text:span>dos<text:span text:style-name="T13"> testes deve seguir o padrão do exemplo abaixo. Para cada teste </text:span>de aceitação <text:span text:style-name="T13">deverá ser criado um arquivo dentro do subdiretório “</text:span>testes<text:span text:style-name="T13">” com o nome da atividade que o teste possui o objetivo de realizar </text:span>e o pós-fixo “<text:span text:style-name="T8">Cest</text:span>”<text:span text:style-name="T13"> (Exemplo: “ValidarCPFInvalido</text:span>Cest<text:span text:style-name="T13">.</text:span>php<text:span text:style-name="T13">”, “ValidarCadastroPessoaCamposObrigatórios</text:span>Cest.php<text:span text:style-name="T13">”). </text:span></text:p>
      <text:p text:style-name="P7"/>
      <text:p text:style-name="P8">Exemplo de <text:span text:style-name="T25">T</text:span>este <text:span text:style-name="T25">de Aceitação (CadastroPessoaJuridicaCest.php)</text:span>:</text:p>
      <text:p text:style-name="P20"><text:bookmark text:name="LC1"/>&lt;?php<text:bookmark text:name="LC2"/></text:p>
      <text:p text:style-name="P20"><text:bookmark text:name="LC3"/>class <text:span text:style-name="T29">CadastroPessoa</text:span>Juridic<text:span text:style-name="T29">a</text:span>Cest <text:s/>//<text:span text:style-name="T41">o Nome da classe deve ser o mesmo do arquivo !</text:span></text:p>
      <text:p text:style-name="P20"><text:bookmark text:name="LC4"/>{<text:bookmark text:name="LC5"/><text:bookmark text:name="LC9"/></text:p>
      <text:p text:style-name="P20"><text:bookmark text:name="LC10"/><text:s text:c="4"/><text:span text:style-name="T26">public function dadosO</text:span><text:span text:style-name="T27">brigatorios(</text:span><text:span text:style-name="T26">AcceptanceTester $I)</text:span></text:p>
      <text:p text:style-name="P20"><text:bookmark text:name="LC11"/><text:s text:c="4"/><text:span text:style-name="T26">{</text:span></text:p>
      <text:p text:style-name="P20"><text:bookmark text:name="LC12"/><text:s text:c="8"/><text:span text:style-name="T26">$I-&gt;wantTo('Verificar se o cadastro de informações </text:span><text:span text:style-name="T27">obrigatórias</text:span><text:span text:style-name="T26"> do cliente - pessoa </text:span><text:span text:style-name="T27">jurídica</text:span><text:span text:style-name="T26"> está correto');</text:span><text:bookmark text:name="LC13"/></text:p>
      <text:p text:style-name="P20"><text:bookmark text:name="LC14"/><text:s text:c="8"/><text:span text:style-name="T26">$I-&gt;amOnPage('/pessoa-juridica/create');</text:span></text:p>
      <text:p text:style-name="P20"><text:bookmark text:name="LC15"/><text:s text:c="8"/><text:span text:style-name="T26">$I-&gt;see('CLIENTES');</text:span><text:bookmark text:name="LC16"/></text:p>
      <text:p text:style-name="P20"><text:bookmark text:name="LC17"/><text:s text:c="8"/><text:span text:style-name="T26">$I-&gt;fillField('#pessoajuridica-cnpj', '70.146.228/0001-70');</text:span></text:p>
      <text:p text:style-name="P20"><text:bookmark text:name="LC18"/><text:s text:c="8"/><text:span text:style-name="T26">$I-&gt;fillField('#pessoajuridica-fantasia', 'Coca-Cola');</text:span></text:p>
      <text:p text:style-name="P20"><text:bookmark text:name="LC19"/><text:s text:c="8"/><text:span text:style-name="T26">$I-&gt;fillField('#pessoajuridica-razao_social', 'Coca-Cola Indústrias Ltda');</text:span><text:bookmark text:name="LC20"/></text:p>
      <text:p text:style-name="P20"><text:bookmark text:name="LC21"/><text:s text:c="8"/><text:span text:style-name="T26">$I-&gt;fillField('#pessoajuridica-cep','75131570');</text:span><text:bookmark text:name="LC23"/></text:p>
      <text:p text:style-name="P20"><text:bookmark text:name="LC24"/><text:s text:c="8"/><text:span text:style-name="T26">$I-&gt;fillField('#pessoajuridica-numero','850');</text:span></text:p>
      <text:p text:style-name="P20"><text:bookmark text:name="LC25"/><text:s text:c="8"/><text:span text:style-name="T26">$I-&gt;fillField('#pessoajuridica-complemento','Em frente a </text:span><text:span text:style-name="T28">praia</text:span><text:span text:style-name="T26">');</text:span><text:bookmark text:name="LC26"/></text:p>
      <text:p text:style-name="P21"><text:span text:style-name="T26"><text:s text:c="8"/>$I-&gt;</text:span><text:span text:style-name="T27">selectOption</text:span><text:span text:style-name="T26">('#pessoajuridica-</text:span><text:span text:style-name="T27">cidade</text:span><text:span text:style-name="T26">','</text:span><text:span text:style-name="T27">Anápolis</text:span><text:span text:style-name="T26">');</text:span></text:p>
      <text:p text:style-name="P20"><text:bookmark text:name="LC33"/><text:s text:c="8"/><text:span text:style-name="T26">$I-&gt;click('</text:span><text:span text:style-name="T27">Salvar</text:span><text:span text:style-name="T26">');</text:span></text:p>
      <text:p text:style-name="P20"><text:bookmark text:name="LC34"/></text:p>
      <text:p text:style-name="P20"><text:bookmark text:name="LC35"/><text:s text:c="8"/><text:span text:style-name="T26">$I-&gt;waitForText("Cliente (pessoa jurídica) cadastrada com sucesso!");</text:span><text:bookmark text:name="LC36"/></text:p>
      <text:p text:style-name="P21"><text:bookmark text:name="LC37"/><text:s text:c="8"/><text:span text:style-name="T26">$I→amOnPage('/pessoa-juridica/view</text:span><text:span text:style-name="T27">?id=1</text:span><text:span text:style-name="T26">');</text:span></text:p>
      <text:p text:style-name="P20"><text:bookmark text:name="LC38"/><text:s text:c="8"/><text:span text:style-name="T26">$I-&gt;seeInField('#pessoajuridica-cnpj', '70.146.228/0001-70');</text:span></text:p>
      <text:p text:style-name="P20"><text:bookmark text:name="LC39"/><text:s text:c="8"/><text:span text:style-name="T26">$I-&gt;seeInField('#pessoajuridica-fantasia', 'Coca-Cola');</text:span></text:p>
      <text:p text:style-name="P20"><text:bookmark text:name="LC40"/><text:s text:c="8"/><text:span text:style-name="T26">$I-&gt;seeInField('#pessoajuridica-razao_social', 'Coca-Cola Indústrias Ltda');</text:span></text:p>
      <text:p text:style-name="P20"><text:bookmark text:name="LC41"/><text:s text:c="8"/><text:span text:style-name="T26">$I-&gt;seeInField('#pessoajuridica-cep', '75131-570');</text:span></text:p>
      <text:p text:style-name="P20"><text:bookmark text:name="LC42"/><text:s text:c="8"/><text:span text:style-name="T26">$I-&gt;seeInField('#pessoajuridica-rua', "Rua Marreco");</text:span></text:p>
      <text:p text:style-name="P20"><text:bookmark text:name="LC43"/><text:s text:c="8"/><text:span text:style-name="T26">$I-&gt;seeInField('#pessoajuridica-numero','850');</text:span></text:p>
      <text:p text:style-name="P20"><text:bookmark text:name="LC44"/><text:s text:c="8"/><text:span text:style-name="T26">$I-&gt;seeInField('#pessoajuridica-complemento','Em frente a </text:span><text:span text:style-name="T28">Praia</text:span><text:span text:style-name="T26">');</text:span></text:p>
      <text:p text:style-name="P21"><text:bookmark text:name="LC54"/><text:span text:style-name="T26"><text:s text:c="8"/>$I-&gt;see('</text:span><text:span text:style-name="T27">Anápolis</text:span><text:span text:style-name="T26">');</text:span> <text:s text:c="3"/></text:p>
      <text:p text:style-name="P22"><text:s text:c="5"/>}</text:p>
      <text:p text:style-name="P20"><text:bookmark text:name="LC55"/>}</text:p>
      <text:p text:style-name="P6"/>
      <text:p text:style-name="P24">Iniciando o experimento parte 1: Criação da documentação de casos de testes</text:p>
      <text:p text:style-name="P16"/>
      <text:p text:style-name="P26"><text:span text:style-name="T22">A</text:span><text:span text:style-name="T21">ntes de iniciar a criação da documentação dos casos de testes, </text:span><text:span text:style-name="T15">deve-se </text:span><text:span text:style-name="T20">Iniciar a Cronometragem</text:span><text:span text:style-name="T21">. </text:span><text:span text:style-name="T22">Os formulários de cadastros </text:span><text:span text:style-name="T23">são</text:span><text:span text:style-name="T22"> encontrados no “Menu → Parte 1”.</text:span><text:span text:style-name="T21"> </text:span><text:span text:style-name="T16">Deverá ser criado os seguintes casos de testes:</text:span></text:p>
      <text:p text:style-name="P9"/>
      <text:list xml:id="list412401429" text:style-name="L2">
        <text:list-item>
          <text:p text:style-name="P32">Pessoa <text:span text:style-name="T35">(Url =&gt; “pessoa/create”)</text:span></text:p>
          <text:list>
            <text:list-item>
              <text:p text:style-name="P34">Cadastro <text:span text:style-name="T42">com todos os campos preenchidos e c</text:span>om a verificação se todos os campos foram corretamente salvos.</text:p>
            </text:list-item>
            <text:list-item>
              <text:p text:style-name="P34"><text:span text:style-name="T42">Cadastro com o campo nome faltando </text:span>Campos obrigatórios não preenchidos.</text:p>
            </text:list-item>
            <text:list-item>
              <text:p text:style-name="P37"><text:span text:style-name="T16">CPF Inv</text:span><text:span text:style-name="T17">á</text:span><text:span text:style-name="T16">lido.</text:span></text:p>
            </text:list-item>
          </text:list>
        </text:list-item>
      </text:list>
      <text:p text:style-name="P10"/>
      <text:list xml:id="list3006603134" text:style-name="L3">
        <text:list-item>
          <text:p text:style-name="P33">Imóvel <text:span text:style-name="T35">(Url =&gt; “imovel/create”)</text:span></text:p>
        </text:list-item>
      </text:list>
      <text:list xml:id="list75735200935613" text:continue-list="list412401429" text:style-name="L2">
        <text:list-item>
          <text:list>
            <text:list-item>
              <text:p text:style-name="P34">Cadastro completo com a verificação se todos os campos foram corretamente salvos.</text:p>
            </text:list-item>
            <text:list-item>
              <text:p text:style-name="P34">Campos obrigatórios não preenchidos</text:p>
            </text:list-item>
            <text:list-item>
              <text:p text:style-name="P34">.</text:p>
            </text:list-item>
          </text:list>
        </text:list-item>
      </text:list>
      <text:p text:style-name="P9"><text:soft-page-break/></text:p>
      <text:p text:style-name="P38"><text:span text:style-name="T15">Após encerrar a criação dos casos de testes, deverá </text:span><text:span text:style-name="T20">Finalizar a Cronometragem</text:span><text:span text:style-name="T15"> e anotar no arquivo </text:span><text:span text:style-name="T19">b</text:span><text:span text:style-name="T9">asic/tests/acceptance/</text:span><text:span text:style-name="T12">&lt;seunome&gt;</text:span><text:span text:style-name="T9">/TempoGasto.txt</text:span><text:span text:style-name="T15"> </text:span><text:span text:style-name="T18">o tempo utilizado para a atividade acima (Exemplo: “Tempo gasto para documentação </text:span><text:span text:style-name="T19">parte 1</text:span><text:span text:style-name="T18">: 10:51 minutos”).</text:span></text:p>
      <text:p text:style-name="P11"/>
      <text:p text:style-name="P11"><text:span text:style-name="T42">O segunda parte consiste em </text:span>cria<text:span text:style-name="T42">r</text:span> os testes para cada caso de teste construído <text:span text:style-name="T42">anteriormente</text:span>. Seguindo o mesmo padrão de subdiretórios <text:span text:style-name="T30">e nome de arquivos descritos no início do documento</text:span>. <text:span text:style-name="T30">Para ver quais métodos existem nos testes e para mais detalhes sobre o codeception: </text:span><text:a xlink:type="simple" xlink:href="https://codeception.com/docs/03-AcceptanceTests" text:style-name="Internet_20_link" text:visited-style-name="Visited_20_Internet_20_Link"><text:span text:style-name="T30">https://codeception.com/docs/03-AcceptanceTests</text:span></text:a><text:span text:style-name="T30"> .</text:span></text:p>
      <text:p text:style-name="P9"/>
      <text:p text:style-name="P13">Para a execução dos testes de aceitação, é necessário antes, iniciar o Selenium e o Chromedriver, para isso, vá até o local onde foi salvo o arquivo de download do Selenium, abra o Prompt de Comando ou terminal e execute: <text:span text:style-name="T8">java -jar nome_arquivo_selenium </text:span>. Depois, vá até o local do arquivo ChromeDriver e execute ele (No Windows, é apenas dois cliques, já no linux, executar pelo terminal: <text:span text:style-name="T8">./nome_arquivo_chromedriver</text:span> ).</text:p>
      <text:p text:style-name="P13">Posteriormente, com o selenium e o chromeDriver inicializados, abra o endereço <text:a xlink:type="simple" xlink:href="http://localhost:4444/" text:style-name="Internet_20_link" text:visited-style-name="Visited_20_Internet_20_Link">http:localhost:4444</text:a> no seu navegador e crie uma sessão com a opção chrome, se funcionar será aberto uma tela do chrome, pode <text:span text:style-name="T33">fechá-la.</text:span> </text:p>
      <text:p text:style-name="P9"/>
      <text:p text:style-name="P12"><text:span text:style-name="T32">Antes de iniciar o processo de criação dos testes,</text:span> deve-s<text:span text:style-name="T32">e</text:span> <text:span text:style-name="T2">Iniciar </text:span><text:span text:style-name="T5">a </text:span><text:span text:style-name="T2">Cronometragem</text:span> novamente. </text:p>
      <text:p text:style-name="P12"><text:span text:style-name="T30">Para a execução dos testes, entre no diretório </text:span><text:span text:style-name="T10">basic</text:span><text:span text:style-name="T30"> e execute o seguinte comando no Prompt de Comando ou no Terminal:</text:span></text:p>
      <text:list xml:id="list1769950516" text:style-name="L4">
        <text:list-item>
          <text:p text:style-name="P35">(Windows): <text:s/><text:span text:style-name="T8">vendor\bin\codecept run acceptance seu_nome</text:span></text:p>
        </text:list-item>
        <text:list-item>
          <text:p text:style-name="P35">(Linux): <text:span text:style-name="T8">vendor/bin/codecept run acceptance seu_nome</text:span></text:p>
        </text:list-item>
      </text:list>
      <text:p text:style-name="P14"/>
      <text:p text:style-name="P15"><text:span text:style-name="T31">Ao executar os testes, haverá a saída com a quantidade de testes que foram executados com sucesso e falhas</text:span>. <text:span text:style-name="T34">Após encerrar a criação e execução dos testes, deverá </text:span><text:span text:style-name="T6">Finalizar a Cronometragem</text:span><text:span text:style-name="T34"> e anotar no arquivo </text:span><text:span text:style-name="T9">TempoGasto.txt</text:span><text:span text:style-name="T34"> o tempo utilizado para a atividade acima (Exemplo: “Tempo gasto para testes: 10:51 minutos”).</text:span></text:p>
      <text:p text:style-name="P14"/>
      <text:p text:style-name="P25">Iniciando o experimento parte 2: <text:span text:style-name="T33">Manutenção de documentação</text:span> <text:span text:style-name="T33">e de </text:span>testes</text:p>
      <text:p text:style-name="P14"/>
      <text:p text:style-name="P17">Para a 2º parte do experimento, deverá realizar a manutenção dos testes <text:span text:style-name="T36">já criados anteriormente. Para isso, foi adicionado dois campos em cada cadastro. Os campos Pessoa: “Rua/Av” e “Complemento”; Imóvel: “Complemento” e “Valor do Imóvel”. Antes de começar a documentação, se vocês executaram os testes corretamente, verão que na pasta “testes/documentacao/Use-Case/acceptance/” os arquivos com o mesmo nome de cada método criado nos testes de aceitação com extensão .html . Esses arquivos são a documentação criada pela minha ferramenta. Irão ver que é para ficar bem parecido com o que vocês escreveram na documentação da parte 1 do experimento. Nesse momento do experimento deverá </text:span><text:span text:style-name="T7">Iniciar a Cronometragem</text:span><text:span text:style-name="T36"> novamente. </text:span></text:p>
      <text:p text:style-name="P18"/>
      <text:p text:style-name="P18">A 2º parte do experimento ocorrerá da seguinte forma: Vocês irão acessar o Menu (“Parte 2”) com as Urls “pessoa2/create” e “imovel2/create” e verão os dois campos adicionados em cada cadastro. Agora deverão adicionar no testes de vocês os campos acima e executar os testes novamente. Com isso, a documentação criada anteriormente pela minha ferramenta será alterada. Aqui deve-se <text:span text:style-name="T2">Encerrar a Cronometragem</text:span> <text:span text:style-name="T34">e anotar no arquivo </text:span><text:span text:style-name="T9">TempoGasto.txt</text:span><text:span text:style-name="T34"> o tempo utilizado para a atividade acima (Exemplo: “Tempo gasto para </text:span>manutenção<text:span text:style-name="T34">: 10:51 minutos”).</text:span></text:p>
      <text:p text:style-name="P18"/>
      <text:p text:style-name="P27">Agradeço pela enorme ajuda! Péterson S<text:span text:style-name="T37">i</text:span>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33:37.049882338</meta:creation-date>
    <dc:date>2019-06-18T07:57:31.981000000</dc:date>
    <meta:editing-duration>PT39M27S</meta:editing-duration>
    <meta:editing-cycles>15</meta:editing-cycles>
    <meta:generator>LibreOffice/5.4.7.2$Windows_X86_64 LibreOffice_project/c838ef25c16710f8838b1faec480ebba495259d0</meta:generator>
    <meta:document-statistic meta:table-count="0" meta:image-count="0" meta:object-count="0" meta:page-count="3" meta:paragraph-count="83" meta:word-count="1193" meta:character-count="8981" meta:non-whitespace-character-count="7687"/>
  </office:meta>
</office:document-meta>
</file>